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 table:print="false">
        <table:table-column table:style-name="co1" table:number-columns-repeated="4" table:default-cell-style-name="ce1"/>
        <table:table-column table:style-name="co1" table:number-columns-repeated="2" table:default-cell-style-name="ce2"/>
        <table:table-column table:style-name="co1" table:default-cell-style-name="ce1"/>
        <table:table-row table:style-name="ro1">
          <table:table-cell office:value-type="float" office:value="1">
            <text:p>1</text:p>
          </table:table-cell>
          <table:table-cell office:value-type="string">
            <text:p>SEQN</text:p>
          </table:table-cell>
          <table:table-cell office:value-type="string">
            <text:p>Numeric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Respondent sequence number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SDDSRVYR</text:p>
          </table:table-cell>
          <table:table-cell office:value-type="string">
            <text:p>Numeric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Data release cycl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IDSTATR</text:p>
          </table:table-cell>
          <table:table-cell office:value-type="string">
            <text:p>Numeric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Interview/Examination status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RIAGENDR</text:p>
          </table:table-cell>
          <table:table-cell office:value-type="string">
            <text:p>Numeric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Gender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RIDAGEYR</text:p>
          </table:table-cell>
          <table:table-cell office:value-type="string">
            <text:p>Numeric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Age in years at screening</text:p>
          </table:table-cell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RIDAGEMN</text:p>
          </table:table-cell>
          <table:table-cell office:value-type="string">
            <text:p>Numeric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Age in months at screening - 0 to 24 mos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RIDRETH1</text:p>
          </table:table-cell>
          <table:table-cell office:value-type="string">
            <text:p>Numeric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Race/Hispanic orig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RIDRETH3</text:p>
          </table:table-cell>
          <table:table-cell office:value-type="string">
            <text:p>Numeric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Race/Hispanic origin w/ NH Asian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RIDEXMON</text:p>
          </table:table-cell>
          <table:table-cell office:value-type="string">
            <text:p>Numeric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Six month time period</text:p>
          </table:table-cell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RIDEXAGM</text:p>
          </table:table-cell>
          <table:table-cell office:value-type="string">
            <text:p>Numeric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Age in months at exam - 0 to 19 year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DMQMILIZ</text:p>
          </table:table-cell>
          <table:table-cell office:value-type="string">
            <text:p>Numeric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Served active duty in US Armed Forces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DMQADFC</text:p>
          </table:table-cell>
          <table:table-cell office:value-type="string">
            <text:p>Numeric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Served in a foreign countr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DMDBORN4</text:p>
          </table:table-cell>
          <table:table-cell office:value-type="string">
            <text:p>Numeric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Country of birth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DMDCITZN</text:p>
          </table:table-cell>
          <table:table-cell office:value-type="string">
            <text:p>Numeric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Citizenship statu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DMDYRSUS</text:p>
          </table:table-cell>
          <table:table-cell office:value-type="string">
            <text:p>Numeric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Length of time in US</text:p>
          </table:table-cell>
        </table:table-row>
        <table:table-row table:style-name="ro4">
          <table:table-cell office:value-type="float" office:value="16">
            <text:p>16</text:p>
          </table:table-cell>
          <table:table-cell office:value-type="string">
            <text:p>DMDEDUC3</text:p>
          </table:table-cell>
          <table:table-cell office:value-type="string">
            <text:p>Numeric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Education level - Children/Youth 6-19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DMDEDUC2</text:p>
          </table:table-cell>
          <table:table-cell office:value-type="string">
            <text:p>Numeric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Education level - Adults 20+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DMDMARTL</text:p>
          </table:table-cell>
          <table:table-cell office:value-type="string">
            <text:p>Numeric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Marital status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RIDEXPRG</text:p>
          </table:table-cell>
          <table:table-cell office:value-type="string">
            <text:p>Numeric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Pregnancy status at exam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SIALANG</text:p>
          </table:table-cell>
          <table:table-cell office:value-type="string">
            <text:p>Numeric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Language of SP Interview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SIAPROXY</text:p>
          </table:table-cell>
          <table:table-cell office:value-type="string">
            <text:p>Numeric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Proxy used in SP Interview?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SIAINTRP</text:p>
          </table:table-cell>
          <table:table-cell office:value-type="string">
            <text:p>Numeric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Interpreter used in SP Interview?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FIALANG</text:p>
          </table:table-cell>
          <table:table-cell office:value-type="string">
            <text:p>Numeric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Language of Family Interview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FIAPROXY</text:p>
          </table:table-cell>
          <table:table-cell office:value-type="string">
            <text:p>Numeric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Proxy used in Family Interview?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FIAINTRP</text:p>
          </table:table-cell>
          <table:table-cell office:value-type="string">
            <text:p>Numeric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Interpreter used in Family Interview?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MIALANG</text:p>
          </table:table-cell>
          <table:table-cell office:value-type="string">
            <text:p>Numeric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Language of MEC Interview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MIAPROXY</text:p>
          </table:table-cell>
          <table:table-cell office:value-type="string">
            <text:p>Numeric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Proxy used in MEC Interview?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MIAINTRP</text:p>
          </table:table-cell>
          <table:table-cell office:value-type="string">
            <text:p>Numeric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Interpreter used in MEC Interview?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AIALANGA</text:p>
          </table:table-cell>
          <table:table-cell office:value-type="string">
            <text:p>Numeric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Language of ACASI Interview</text:p>
          </table:table-cell>
        </table:table-row>
        <table:table-row table:style-name="ro4">
          <table:table-cell office:value-type="float" office:value="30">
            <text:p>30</text:p>
          </table:table-cell>
          <table:table-cell office:value-type="string">
            <text:p>DMDHHSIZ</text:p>
          </table:table-cell>
          <table:table-cell office:value-type="string">
            <text:p>Numeric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Total number of people in the Household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DMDFMSIZ</text:p>
          </table:table-cell>
          <table:table-cell office:value-type="string">
            <text:p>Numeric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Total number of people in the Family</text:p>
          </table:table-cell>
        </table:table-row>
        <table:table-row table:style-name="ro4">
          <table:table-cell office:value-type="float" office:value="32">
            <text:p>32</text:p>
          </table:table-cell>
          <table:table-cell office:value-type="string">
            <text:p>DMDHHSZA</text:p>
          </table:table-cell>
          <table:table-cell office:value-type="string">
            <text:p>Numeric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# of children 5 years or younger in HH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DMDHHSZB</text:p>
          </table:table-cell>
          <table:table-cell office:value-type="string">
            <text:p>Numeric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# of children 6-17 years old in HH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DMDHHSZE</text:p>
          </table:table-cell>
          <table:table-cell office:value-type="string">
            <text:p>Numeric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# of adults 60 years or older in HH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DMDHRGND</text:p>
          </table:table-cell>
          <table:table-cell office:value-type="string">
            <text:p>Numeric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HH ref person's gender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DMDHRAGE</text:p>
          </table:table-cell>
          <table:table-cell office:value-type="string">
            <text:p>Numeric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HH ref person's age in years</text:p>
          </table:table-cell>
        </table:table-row>
        <table:table-row table:style-name="ro4">
          <table:table-cell office:value-type="float" office:value="37">
            <text:p>37</text:p>
          </table:table-cell>
          <table:table-cell office:value-type="string">
            <text:p>DMDHRBR4</text:p>
          </table:table-cell>
          <table:table-cell office:value-type="string">
            <text:p>Numeric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HH ref person's country of birth</text:p>
          </table:table-cell>
        </table:table-row>
        <table:table-row table:style-name="ro4">
          <table:table-cell office:value-type="float" office:value="38">
            <text:p>38</text:p>
          </table:table-cell>
          <table:table-cell office:value-type="string">
            <text:p>DMDHREDU</text:p>
          </table:table-cell>
          <table:table-cell office:value-type="string">
            <text:p>Numeric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HH ref person's education level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DMDHRMAR</text:p>
          </table:table-cell>
          <table:table-cell office:value-type="string">
            <text:p>Numeric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HH ref person's marital status</text:p>
          </table:table-cell>
        </table:table-row>
        <table:table-row table:style-name="ro5">
          <table:table-cell office:value-type="float" office:value="40">
            <text:p>40</text:p>
          </table:table-cell>
          <table:table-cell office:value-type="string">
            <text:p>DMDHSEDU</text:p>
          </table:table-cell>
          <table:table-cell office:value-type="string">
            <text:p>Numeric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HH ref person's spouse's education level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WTINT2YR</text:p>
          </table:table-cell>
          <table:table-cell office:value-type="string">
            <text:p>Numeric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Full sample 2 year interview weight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WTMEC2YR</text:p>
          </table:table-cell>
          <table:table-cell office:value-type="string">
            <text:p>Numeric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Full sample 2 year MEC exam weight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SDMVPSU</text:p>
          </table:table-cell>
          <table:table-cell office:value-type="string">
            <text:p>Numeric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Masked variance pseudo-PSU</text:p>
          </table:table-cell>
        </table:table-row>
        <table:table-row table:style-name="ro4">
          <table:table-cell office:value-type="float" office:value="44">
            <text:p>44</text:p>
          </table:table-cell>
          <table:table-cell office:value-type="string">
            <text:p>SDMVSTRA</text:p>
          </table:table-cell>
          <table:table-cell office:value-type="string">
            <text:p>Numeric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Masked variance pseudo-stratum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INDHHIN2</text:p>
          </table:table-cell>
          <table:table-cell office:value-type="string">
            <text:p>Numeric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Annual household income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INDFMIN2</text:p>
          </table:table-cell>
          <table:table-cell office:value-type="string">
            <text:p>Numeric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Annual family income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INDFMPIR</text:p>
          </table:table-cell>
          <table:table-cell office:value-type="string">
            <text:p>Numeric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Ratio of family income to poverty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6">06.12.2018</text:date>, <text:time>18:18:2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as Titze</meta:initial-creator>
    <meta:creation-date>2018-12-06T18:17:36.28</meta:creation-date>
    <dc:date>2018-12-06T18:18:23.80</dc:date>
    <dc:creator>Matthias Titze</dc:creator>
    <meta:editing-duration>PT47S</meta:editing-duration>
    <meta:editing-cycles>1</meta:editing-cycles>
    <meta:document-statistic meta:table-count="3" meta:cell-count="235" meta:object-count="0"/>
    <meta:generator>OpenOffice/4.1.2$Win32 OpenOffice.org_project/412m3$Build-9782</meta:generator>
  </office:meta>
</office:document-meta>
</file>